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398in"/>
    </style:style>
    <style:style style:name="co2" style:family="table-column">
      <style:table-column-properties fo:break-before="auto" style:column-width="5.492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2.8016in"/>
    </style:style>
    <style:style style:name="co10" style:family="table-column">
      <style:table-column-properties fo:break-before="auto" style:column-width="2.972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2"/>
          <table:table-cell office:value-type="string" calcext:value-type="string">
            <text:p>IEDB metadata</text:p>
          </table:table-cell>
          <table:table-cell table:number-columns-repeated="5"/>
          <table:table-cell office:value-type="string" calcext:value-type="string">
            <text:p>LC-MS/MS inform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 raw file name</text:p>
          </table:table-cell>
          <table:table-cell office:value-type="string" calcext:value-type="string">
            <text:p>Re-annotated raw file name (username_date_PI_Country_cell/sample type_injectionID)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In Vivo or In vitro Process</text:p>
          </table:table-cell>
          <table:table-cell office:value-type="string" calcext:value-type="string">
            <text:p>Tissue type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Culture conditions</text:p>
          </table:table-cell>
          <table:table-cell office:value-type="string" calcext:value-type="string">
            <text:p>MHC Allele</text:p>
          </table:table-cell>
          <table:table-cell office:value-type="string" calcext:value-type="string">
            <text:p>isolation method (IP, MAE, secreted, other)</text:p>
          </table:table-cell>
          <table:table-cell office:value-type="string" calcext:value-type="string">
            <text:p>sample amount (cell number, weight of tissue)</text:p>
          </table:table-cell>
          <table:table-cell office:value-type="string" calcext:value-type="string">
            <text:p>fraction of sample measured</text:p>
          </table:table-cell>
          <table:table-cell office:value-type="string" calcext:value-type="string">
            <text:p>mass spectrometer</text:p>
          </table:table-cell>
          <table:table-cell office:value-type="string" calcext:value-type="string">
            <text:p>LC system</text:p>
          </table:table-cell>
          <table:table-cell office:value-type="string" calcext:value-type="string">
            <text:p>iRT peptides </text:p>
          </table:table-cell>
          <table:table-cell office:value-type="string" calcext:value-type="string">
            <text:p>Acquisition mode</text:p>
          </table:table-cell>
          <table:table-cell office:value-type="string" calcext:value-type="string">
            <text:p>Gradient </text:p>
          </table:table-cell>
          <table:table-cell office:value-type="string" calcext:value-type="string">
            <text:p>Gradient lenght (min)</text:p>
          </table:table-cell>
        </table:table-row>
        <table:table-row table:style-name="ro1">
          <table:table-cell office:value-type="string" calcext:value-type="string">
            <text:p>130429_SKUG_Buffy83_W_1p25ug_20_50umx15cmColumn_60min3sDynExcl_3_msms4_c.mzXML</text:p>
          </table:table-cell>
          <table:table-cell office:value-type="string" calcext:value-type="string">
            <text:p>Kowalewskid_160106_Rammensee_Germany_PBMC_Buffy83_00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03, A*25, B*44, B*57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0430_SKUG_Buffy83_W_1p25ug_20_15cm60min3sDynExcl_4_msms27_c.mzXML</text:p>
          </table:table-cell>
          <table:table-cell office:value-type="string" calcext:value-type="string">
            <text:p>Kowalewskid_160106_Rammensee_Germany_PBMC_Buffy83_002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03, A*25, B*44, B*57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0510_SKUG_Buffy85_W_2p00ug_20_Rep_1_msms6_c.mzXML</text:p>
          </table:table-cell>
          <table:table-cell office:value-type="string" calcext:value-type="string">
            <text:p>Kowalewskid_160106_Rammensee_Germany_PBMC_Buffy83_00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11, A*30, B*08, B*39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0510_SKUG_Buffy85_W_2p00ug_20_Rep_2_msms7_c.mzXML</text:p>
          </table:table-cell>
          <table:table-cell office:value-type="string" calcext:value-type="string">
            <text:p>Kowalewskid_160106_Rammensee_Germany_PBMC_Buffy83_004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11, A*30, B*08, B*39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0510_SKUG_Buffy85_W_2p00ug_20_Rep_3_msms8_c.mzXML</text:p>
          </table:table-cell>
          <table:table-cell office:value-type="string" calcext:value-type="string">
            <text:p>Kowalewskid_160106_Rammensee_Germany_PBMC_Buffy83_00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11, A*30, B*08, B*39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0510_SKUG_Buffy85_W_2p00ug_20_Rep_4_msms9_c.mzXML</text:p>
          </table:table-cell>
          <table:table-cell office:value-type="string" calcext:value-type="string">
            <text:p>Kowalewskid_160106_Rammensee_Germany_PBMC_Buffy83_006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11, A*30, B*08, B*39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0510_SKUG_Buffy85_W_2p00ug_20_Rep_5_msms10_c.mzXML</text:p>
          </table:table-cell>
          <table:table-cell office:value-type="string" calcext:value-type="string">
            <text:p>Kowalewskid_160106_Rammensee_Germany_PBMC_Buffy83_007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In vivo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*11, A*30, B*08, B*39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LTQ Orbitrap XL</text:p>
          </table:table-cell>
          <table:table-cell office:value-type="string" calcext:value-type="string">
            <text:p>Ultimate3000 RSLCna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2-32% ACN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Original raw file name</text:p>
          </table:table-cell>
        </table:table-row>
        <table:table-row table:style-name="ro1">
          <table:table-cell office:value-type="string" calcext:value-type="string">
            <text:p>Re-annotated raw file name (username_date_PI_Country_cell/sample type_injectionID)</text:p>
          </table:table-cell>
        </table:table-row>
        <table:table-row table:style-name="ro1">
          <table:table-cell office:value-type="string" calcext:value-type="string">
            <text:p>Organism</text:p>
          </table:table-cell>
        </table:table-row>
        <table:table-row table:style-name="ro1">
          <table:table-cell office:value-type="string" calcext:value-type="string">
            <text:p>In Vivo or In vitro Process</text:p>
          </table:table-cell>
        </table:table-row>
        <table:table-row table:style-name="ro1">
          <table:table-cell office:value-type="string" calcext:value-type="string">
            <text:p>Tissue type</text:p>
          </table:table-cell>
        </table:table-row>
        <table:table-row table:style-name="ro1"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Culture conditions</text:p>
          </table:table-cell>
        </table:table-row>
        <table:table-row table:style-name="ro1">
          <table:table-cell office:value-type="string" calcext:value-type="string">
            <text:p>MHC Allele</text:p>
          </table:table-cell>
        </table:table-row>
        <table:table-row table:style-name="ro1">
          <table:table-cell office:value-type="string" calcext:value-type="string">
            <text:p>isolation method (IP, MAE, secreted, other)</text:p>
          </table:table-cell>
        </table:table-row>
        <table:table-row table:style-name="ro1">
          <table:table-cell office:value-type="string" calcext:value-type="string">
            <text:p>sample amount (cell number, weight of tissue)</text:p>
          </table:table-cell>
        </table:table-row>
        <table:table-row table:style-name="ro1">
          <table:table-cell office:value-type="string" calcext:value-type="string">
            <text:p>fraction of sample measured</text:p>
          </table:table-cell>
        </table:table-row>
        <table:table-row table:style-name="ro1">
          <table:table-cell office:value-type="string" calcext:value-type="string">
            <text:p>mass spectrometer</text:p>
          </table:table-cell>
        </table:table-row>
        <table:table-row table:style-name="ro1">
          <table:table-cell office:value-type="string" calcext:value-type="string">
            <text:p>LC system</text:p>
          </table:table-cell>
        </table:table-row>
        <table:table-row table:style-name="ro1">
          <table:table-cell office:value-type="string" calcext:value-type="string">
            <text:p>iRT peptides </text:p>
          </table:table-cell>
        </table:table-row>
        <table:table-row table:style-name="ro1">
          <table:table-cell office:value-type="string" calcext:value-type="string">
            <text:p>Acquisition mode</text:p>
          </table:table-cell>
        </table:table-row>
        <table:table-row table:style-name="ro1">
          <table:table-cell office:value-type="string" calcext:value-type="string">
            <text:p>Gradient </text:p>
          </table:table-cell>
        </table:table-row>
        <table:table-row table:style-name="ro1">
          <table:table-cell office:value-type="string" calcext:value-type="string">
            <text:p>Gradient lenght (m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16:03:55.516138331</dc:date>
    <meta:document-statistic meta:table-count="2" meta:cell-count="141" meta:object-count="0"/>
    <meta:generator>LibreOffice/4.2.8.2$Linux_X86_64 LibreOffice_project/420m0$Build-2</meta:generator>
  </office:meta>
</office:document-meta>
</file>